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S</text:p>
      <text:p text:style-name="P1"/>
      <text:p text:style-name="P2">1.To keep database updated there should be only one database user at a time,so to do that I have created the database class which will implement the singleton pattern and will keep creating only one object at time for the person who is going to update database that is database handler.</text:p>
      <text:p text:style-name="P2"/>
      <text:p text:style-name="P2">2.To reflect the change the fee structure of the students as soon as it gets updated for that Ihave used </text:p>
      <text:p text:style-name="P2">Observer pattern.</text:p>
      <text:p text:style-name="P2"/>
      <text:p text:style-name="P2">3.Whenever student wants to know infromation about courses he wwll go to courses interface</text:p>
      <text:p text:style-name="P2">and for that I have used Factory methode pattern.</text:p>
      <text:p text:style-name="P2"/>
      <text:p text:style-name="P2">4.To issue books to the students I have used Mediator Pattern,So the student will firstly go to the librarian then then the librarian will issue books to the students.</text:p>
      <text:p text:style-name="P2"/>
      <text:p text:style-name="P2">5.To request certificates to the student section I have implemented the Builder Patrern.</text:p>
      <text:p text:style-name="P2"/>
      <text:p text:style-name="P2">6.To create two user I did the generlization of Class USER to Student And Database hande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onise </meta:initial-creator>
    <meta:creation-date>2014-11-11T20:20:07</meta:creation-date>
    <dc:date>2014-11-12T10:36:33</dc:date>
    <dc:creator>webonise </dc:creator>
    <meta:editing-duration>PT17M14S</meta:editing-duration>
    <meta:editing-cycles>4</meta:editing-cycles>
    <meta:generator>LibreOffice/3.5$Linux_X86_64 LibreOffice_project/350m1$Build-2</meta:generator>
    <meta:document-statistic meta:table-count="0" meta:image-count="0" meta:object-count="0" meta:page-count="1" meta:paragraph-count="9" meta:word-count="155" meta:character-count="903" meta:non-whitespace-character-count="755"/>
  </office:meta>
</office:document-meta>
</file>